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aco1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onaco" svg:font-family="Monaco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Monaco"/>
    </style:style>
    <style:style style:name="P2" style:family="paragraph" style:parent-style-name="Text_20_body">
      <style:text-properties style:font-name="Monaco"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Monaco" fo:font-weight="normal" style:font-weight-asian="normal" style:font-weight-complex="normal"/>
    </style:style>
    <style:style style:name="T1" style:family="text">
      <style:text-properties style:font-name="Monaco"/>
    </style:style>
    <style:style style:name="T2" style:family="text">
      <style:text-properties style:font-name="Monaco" fo:font-size="10pt" style:font-size-asian="10pt" style:font-size-complex="10pt"/>
    </style:style>
    <style:style style:name="T3" style:family="text">
      <style:text-properties fo:color="#000000" style:font-name="Monaco1" fo:font-size="10pt" style:font-name-asian="Monaco1" style:font-size-asian="10pt" style:font-name-complex="Monaco1" style:font-size-complex="10pt"/>
    </style:style>
    <style:style style:name="T4" style:family="text">
      <style:text-properties fo:color="#000000" style:font-name="Monaco" fo:font-size="10pt" style:font-name-asian="Monaco1" style:font-size-asian="10pt" style:font-name-complex="Monaco1" style:font-size-complex="10pt"/>
    </style:style>
    <style:style style:name="T5" style:family="text">
      <style:text-properties fo:font-size="10pt"/>
    </style:style>
    <style:style style:name="T6" style:family="text">
      <style:text-properties fo:color="#760f50" style:font-name="Monaco1" fo:font-size="10pt" style:font-name-asian="Monaco1" style:font-size-asian="10pt" style:font-name-complex="Monaco1" style:font-size-complex="10pt"/>
    </style:style>
    <style:style style:name="T7" style:family="text">
      <style:text-properties style:font-size-asian="10pt"/>
    </style:style>
    <style:style style:name="T8" style:family="text">
      <style:text-properties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Funktionen</text:h>
      <text:p text:style-name="P3">gui.cpp</text:p>
      <text:p text:style-name="P2"><text:span text:style-name="T2"><text:tab/></text:span>MainWindow::MainWindow()<text:tab/>// Hauptfunktion</text:p>
      <text:p text:style-name="P2"><text:tab/><text:span text:style-name="T3">MainWindow::createActions()<text:tab/>// alle Actions werden hier erstellt </text:span></text:p>
      <text:p text:style-name="P2"><text:span text:style-name="T3"><text:tab/>MainWindow::createMenus()<text:tab/>// File &amp; Help Menü</text:span></text:p>
      <text:p text:style-name="P2"><text:tab/>MainWindow::newFile()<text:tab/><text:tab/>// Wenn ein neuer Dialog erstellt wird</text:p>
      <text:p text:style-name="P2"><text:tab/><text:span text:style-name="T3">MainWindow::okToContinue()<text:tab/>// erstellt die Speicher Warnung</text:span></text:p>
      <text:p text:style-name="P2"><text:span text:style-name="T3"><text:tab/>MainWindow::open()<text:tab/><text:tab/>// Öffnet einen Dialog ( okToContinue() )</text:span></text:p>
      <text:p text:style-name="Text_20_body"><text:span text:style-name="T4"><text:tab/>MainWindow::loadFile(</text:span><text:span text:style-name="T6">const</text:span><text:span text:style-name="T3"> QString &amp;FileName</text:span><text:span text:style-name="T4">) // Läd einen Dialog</text:span></text:p>
      <text:p text:style-name="P2"><text:span text:style-name="T3"><text:tab/>MainWindow::save()<text:tab/><text:tab/>// Speichert einen Dialog</text:span></text:p>
      <text:p text:style-name="P2"><text:span text:style-name="T3"><text:tab/>MainWindow::saveFile(QCloseEvent *event) // Speichert den aktuellen Dialog</text:span></text:p>
      <text:p text:style-name="P2"><text:span text:style-name="T3"><text:tab/>MainWindow::saveAs()<text:tab/><text:tab/>// Speichern unter</text:span></text:p>
      <text:p text:style-name="P2"><text:span text:style-name="T3"><text:tab/>MainWindow::closeEvent(QCloseEvent *event) //wenn das Programm beendet...</text:span></text:p>
      <text:p text:style-name="Text_20_body"><text:span text:style-name="T4"><text:tab/></text:span><text:span text:style-name="T3">MainWindow::setCurrentFile(</text:span><text:span text:style-name="T6">const</text:span><text:span text:style-name="T3"> QString &amp;fileName) //aktueller Dialog</text:span></text:p>
      <text:p text:style-name="Text_20_body"><text:span text:style-name="T3"><text:tab/>QString MainWindow::strippedName(</text:span><text:span text:style-name="T6">const</text:span><text:span text:style-name="T3"> QString &amp;fullFileName) //Pfad entf.</text:span></text:p>
      <text:p text:style-name="Text_20_body"><text:span text:style-name="T3"><text:tab/>MainWindow::updateRecentFileActions() //macht den recentFile eintrag</text:span></text:p>
      <text:p text:style-name="Text_20_body"><text:span text:style-name="T3"><text:tab/>MainWindow::openRecentFile() //einen recent Dialog öffn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aco1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onaco" svg:font-family="Monaco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12-26T17:48:38</meta:creation-date>
    <dc:date>2007-12-26T19:44:53</dc:date>
    <dc:language>de-AT</dc:language>
    <meta:editing-cycles>3</meta:editing-cycles>
    <meta:editing-duration>PT1H4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97" meta:character-count="930"/>
  </office:meta>
</office:document-meta>
</file>